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Text_20_body" style:list-style-name="L1">
      <style:paragraph-properties fo:padding="0in" fo:border="none"/>
    </style:style>
    <style:style style:name="P5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2">
      <style:paragraph-properties fo:padding="0in" fo:border="none"/>
    </style:style>
    <style:style style:name="P8" style:family="paragraph" style:parent-style-name="Text_20_body" style:list-style-name="L3">
      <style:paragraph-properties fo:margin-top="0in" fo:margin-bottom="0in" style:contextual-spacing="false" fo:padding="0in" fo:border="none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3">
      <style:paragraph-properties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Braintree Analytics Code Challenge:</text:span></text:p>
      <text:list text:style-name="L1">
        <text:list-item>
          <text:p text:style-name="P3">This challenge is designed to test SQL skills.</text:p>
        </text:list-item>
        <text:list-item>
          <text:p text:style-name="P2">You should work in SQL only, regardless of your familiarity with other tools.</text:p>
        </text:list-item>
        <text:list-item>
          <text:p text:style-name="P2">The challenge should be completed within 1 week of receipt.</text:p>
        </text:list-item>
        <text:list-item>
          <text:p text:style-name="P2">If you can’t answer a question, do your best and show your work.</text:p>
        </text:list-item>
        <text:list-item>
          <text:p text:style-name="P2">The challenge includes handling imperfect data with null values.</text:p>
        </text:list-item>
        <text:list-item>
          <text:p text:style-name="P2">The challenge is not intended to trick you, but to assess your day-to-day SQL skills.</text:p>
        </text:list-item>
        <text:list-item>
          <text:p text:style-name="P4">This is not an MS Excel exercise, but a measure of your technical abilities with SQL.</text:p>
        </text:list-item>
      </text:list>
      <text:p text:style-name="P1"><text:span text:style-name="Strong_20_Emphasis">Instructions:</text:span></text:p>
      <text:list text:style-name="L2">
        <text:list-item>
          <text:p text:style-name="P6">Create a SQL database using the attached CSV files.</text:p>
        </text:list-item>
        <text:list-item>
          <text:p text:style-name="P5">Answer the questions using SQL.</text:p>
        </text:list-item>
        <text:list-item>
          <text:p text:style-name="P5">Format your answers correctly (e.g., money values should be rounded to 2 decimal points and preceded by the “$” symbol).</text:p>
        </text:list-item>
        <text:list-item>
          <text:p text:style-name="P5">Save your work in a .txt file named: {firstname}_{lastname}_code_challenge.txt.</text:p>
        </text:list-item>
        <text:list-item>
          <text:p text:style-name="P5">Provide all results, code, and answers related to each question.</text:p>
        </text:list-item>
        <text:list-item>
          <text:p text:style-name="P7">Reply to the email and attach your results when ready.</text:p>
        </text:list-item>
      </text:list>
      <text:p text:style-name="P1"><text:span text:style-name="Strong_20_Emphasis">Code Challenge v2.11:</text:span></text:p>
      <text:p text:style-name="P1">The challenge includes tasks such as:</text:p>
      <text:list text:style-name="L3">
        <text:list-item>
          <text:p text:style-name="P9"><text:s/>Data Integrity Checking &amp; Cleanup: List all country codes that appear more than once and delete duplicate records.</text:p>
        </text:list-item>
        <text:list-item>
          <text:p text:style-name="P8"><text:s/>Ranking and Growth Calculation: List countries ranked 10-12 in each continent by the percent of year-over-year growth from 2011 to 2012.</text:p>
        </text:list-item>
        <text:list-item>
          <text:p text:style-name="P8"><text:s/>Report Creation: Create a report showing the percent share of gdp_per_capita for Asia, Europe, and the Rest of the World for the year 2012.</text:p>
        </text:list-item>
        <text:list-item>
          <text:p text:style-name="P8"><text:s/>Data Querying: Count countries and sum their related gdp_per_capita values for the year 2007 where the string ‘an’ appears anywhere in the country name.</text:p>
        </text:list-item>
        <text:list-item>
          <text:p text:style-name="P8"><text:s/>Summation and Count: Find the sum of gpd_per_capita by year and the count of countries for each year that have non-null gdp_per_capita where the year is before 2012 and the country has a null gdp_per_capita in 2012.</text:p>
        </text:list-item>
        <text:list-item>
          <text:p text:style-name="P8"><text:s/>Single Query Execution: Execute multiple steps in a single query, including creating a list of all per_capita records for year 2009, ordering this list, creating a running total of gdp_per_capita by continent_name, and returning only the first record from the ordered list for which each continent’s running total of gdp_per_capita meets or exceeds $70,000.00.</text:p>
        </text:list-item>
        <text:list-item>
          <text:p text:style-name="P10"><text:s/>Data Comparison: Find the country with the highest average gdp_per_capita for each continent for all years and compare your list to a provided data set. Describe any mistakes you find with the data se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0:21:10.232000000</meta:creation-date>
    <dc:date>2024-05-08T10:22:39.564000000</dc:date>
    <meta:editing-duration>PT1M30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24" meta:word-count="393" meta:character-count="2337" meta:non-whitespace-character-count="1981"/>
  </office:meta>
</office:document-meta>
</file>